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154d36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54d36" officeooo:paragraph-rsid="00154d36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0pt" fo:font-style="italic" officeooo:rsid="0016da31" officeooo:paragraph-rsid="00154d36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10pt" fo:font-style="italic" officeooo:rsid="0016da31" officeooo:paragraph-rsid="0016da31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fo:font-style="italic" officeooo:rsid="0016da31" officeooo:paragraph-rsid="0016da31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style:text-underline-style="solid" style:text-underline-type="double" style:text-underline-width="auto" style:text-underline-color="font-color" fo:font-weight="bold" officeooo:rsid="00154d36" officeooo:paragraph-rsid="0016ee97" style:font-size-asian="16pt" style:font-weight-asian="bold" style:font-size-complex="16pt" style:font-weight-complex="bold"/>
    </style:style>
    <style:style style:name="T1" style:family="text">
      <style:text-properties officeooo:rsid="0016da31"/>
    </style:style>
    <style:style style:name="T2" style:family="text">
      <style:text-properties officeooo:rsid="0016ee9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ěto, luby Měto, mój</text:p>
      <text:p text:style-name="P6"/>
      <text:p text:style-name="P6"><text:span text:style-name="T2">(</text:span>Melodie: „Laurentia, liebe Laurentia mein“<text:span text:style-name="T2">)</text:span></text:p>
      <text:p text:style-name="P5"/>
      <text:p text:style-name="P3">Měto, luby Měto, mój,</text:p>
      <text:p text:style-name="P3">ga bźomej gromadu zasej?</text:p>
      <text:p text:style-name="P3">Pónjeźele! </text:p>
      <text:p text:style-name="P3">Ach, cogodla njejo pśec pónjeźele,</text:p>
      <text:p text:style-name="P3">a mógu pla mójog Měta byś,</text:p>
      <text:p text:style-name="P3">mójog Měta byś!!! </text:p>
      <text:p text:style-name="P1"/>
      <text:p text:style-name="P3">Měto, luby Měto, mój,</text:p>
      <text:p text:style-name="P3">ga bźomej gromadu zasej?</text:p>
      <text:p text:style-name="P3">Wałtoru!</text:p>
      <text:p text:style-name="P3">Ach, cogodla njejo pśec pónjeźele, wałtora,</text:p>
      <text:p text:style-name="P3">a mógu pla mójog Měta byś,</text:p>
      <text:p text:style-name="P3">mójog Měta byś!!! </text:p>
      <text:p text:style-name="P2"/>
      <text:p text:style-name="P3">Měto, luby Měto, mój,</text:p>
      <text:p text:style-name="P3">ga bźomej gromadu zasej?</text:p>
      <text:p text:style-name="P3">Srjodu!</text:p>
      <text:p text:style-name="P3">Ach, cogodla njejo pśec pónjeźele, wałtora, srjoda,</text:p>
      <text:p text:style-name="P3">a mógu pla mójog Měta byś,</text:p>
      <text:p text:style-name="P3">mójog Měta byś!!! </text:p>
      <text:p text:style-name="P2"/>
      <text:p text:style-name="P3">Měto, luby Měto, mój,</text:p>
      <text:p text:style-name="P3">ga bźomej gromadu zasej?</text:p>
      <text:p text:style-name="P3">Stwórtk!</text:p>
      <text:p text:style-name="P3">Ach, cogodla njejo pśec pónjeźele, wałtora, srjoda, stwórtk,</text:p>
      <text:p text:style-name="P3">a mógu pla mójog Měta byś,</text:p>
      <text:p text:style-name="P3">mójog Měta byś!!! </text:p>
      <text:p text:style-name="P2"/>
      <text:p text:style-name="P3">Měto, luby Měto, mój,</text:p>
      <text:p text:style-name="P3">ga bźomej gromadu zasej?</text:p>
      <text:p text:style-name="P3"><text:span text:style-name="T1">P</text:span>ětk!</text:p>
      <text:p text:style-name="P3">Ach, cogodla njejo pśec pónjeźele, wałtora, srjoda, stwórtk, pětk,</text:p>
      <text:p text:style-name="P3">a mógu pla mójog Měta byś,</text:p>
      <text:p text:style-name="P3">mójog Měta byś!!! </text:p>
      <text:p text:style-name="P2"/>
      <text:p text:style-name="P3">Měto, luby Měto, mój,</text:p>
      <text:p text:style-name="P3">ga bźomej gromadu zasej?</text:p>
      <text:p text:style-name="P3"><text:span text:style-name="T1">S</text:span>obotu!</text:p>
      <text:p text:style-name="P3">Ach, cogodla njejo pśec pónjeźele, wałtora, srjoda, stwórtk, pětk, sobota,</text:p>
      <text:p text:style-name="P3">a mógu pla mójog Měta byś,</text:p>
      <text:p text:style-name="P3">mójog Měta byś!!! </text:p>
      <text:p text:style-name="P2"/>
      <text:p text:style-name="P3">Měto, luby Měto, mój,</text:p>
      <text:p text:style-name="P3">ga bźomej gromadu zasej?</text:p>
      <text:p text:style-name="P3"><text:span text:style-name="T1">N</text:span>jeźelu!</text:p>
      <text:p text:style-name="P3">Ach, cogodla njejo pśec pónjeźele, wałtora, srjoda, stwórtk, pětk, sobota, njeźela,</text:p>
      <text:p text:style-name="P3">a mógu pla mójog Měta byś,</text:p>
      <text:p text:style-name="P3">mójog Měta byś!!! 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03-16T23:08:07.014055085</meta:creation-date>
    <dc:date>2020-06-30T23:35:50.505279871</dc:date>
    <meta:editing-duration>PT42M35S</meta:editing-duration>
    <meta:editing-cycles>6</meta:editing-cycles>
    <meta:generator>LibreOffice/6.4.4.2$Linux_X86_64 LibreOffice_project/40$Build-2</meta:generator>
    <meta:keyword>Laurentia</meta:keyword>
    <meta:keyword>liebe Laurentia mein</meta:keyword>
    <dc:title>Měto, luby Měto, mój</dc:title>
    <dc:creator>Sven Eichler</dc:creator>
    <meta:document-statistic meta:table-count="0" meta:image-count="0" meta:object-count="0" meta:page-count="1" meta:paragraph-count="44" meta:word-count="191" meta:character-count="1152" meta:non-whitespace-character-count="997"/>
  </office:meta>
</office:document-meta>
</file>